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2" svg:font-family="Aller" style:font-adornments="Normal" style:font-pitch="variable"/>
    <style:font-face style:name="Aller Display2" svg:font-family="'Aller Display'" style:font-adornments="Normal" style:font-pitch="variable"/>
    <style:font-face style:name="Aller" svg:font-family="Aller" style:font-family-generic="roman" style:font-pitch="variable"/>
    <style:font-face style:name="Aller1" svg:font-family="Aller" style:font-adornments="Normal" style:font-family-generic="roman" style:font-pitch="variable"/>
    <style:font-face style:name="Aller Display" svg:font-family="'Aller Display'" style:font-family-generic="roman" style:font-pitch="variable"/>
    <style:font-face style:name="Aller Display1" svg:font-family="'Aller Display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Action">
      <style:graphic-properties draw:auto-grow-height="false" fo:min-height="0.438cm" fo:min-width="0.438cm" style:protect="size"/>
    </style:style>
    <style:style style:name="gr2" style:family="graphic" style:parent-style-name="Preconditions_20_Effects">
      <style:graphic-properties draw:auto-grow-height="false" fo:min-height="0.801cm" fo:min-width="0.601cm"/>
    </style:style>
    <style:style style:name="gr3" style:family="graphic" style:parent-style-name="Fluent">
      <style:graphic-properties draw:auto-grow-height="false" fo:min-height="0.15cm" fo:min-width="0.15cm"/>
    </style:style>
    <style:style style:name="gr4" style:family="graphic" style:parent-style-name="Link">
      <style:graphic-properties draw:textarea-vertical-align="middle"/>
    </style:style>
    <style:style style:name="gr5" style:family="graphic" style:parent-style-name="Threat">
      <style:graphic-properties draw:textarea-vertical-align="middle"/>
    </style:style>
    <style:style style:name="gr6" style:family="graphic" style:parent-style-name="Goal">
      <style:graphic-properties draw:auto-grow-height="false" fo:min-height="0.438cm" fo:min-width="0.438cm" style:protect="size"/>
    </style:style>
    <style:style style:name="gr7" style:family="graphic" style:parent-style-name="Initial">
      <style:graphic-properties draw:auto-grow-height="false" fo:min-height="0.438cm" fo:min-width="0.438cm" style:protect="size"/>
    </style:style>
    <style:style style:name="gr8" style:family="graphic" style:parent-style-name="objectwithoutfill">
      <style:graphic-properties svg:stroke-width="0.028cm" svg:stroke-color="#dc322f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9" style:family="graphic" style:parent-style-name="objectwithoutfill">
      <style:graphic-properties svg:stroke-width="0.028cm" svg:stroke-color="#657b83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10" style:family="graphic" style:parent-style-name="objectwithoutfill">
      <style:graphic-properties svg:stroke-width="0.028cm" svg:stroke-color="#268bd2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11" style:family="graphic" style:parent-style-name="objectwithoutfill">
      <style:graphic-properties svg:stroke-width="0.028cm" svg:stroke-color="#4a8e00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12" style:family="graphic" style:parent-style-name="Preconditions_20_Effects">
      <style:graphic-properties draw:auto-grow-height="false" fo:min-height="0.801cm" fo:min-width="1.001cm"/>
    </style:style>
    <style:style style:name="gr13" style:family="graphic" style:parent-style-name="Preconditions_20_Effects">
      <style:graphic-properties draw:auto-grow-height="false" fo:min-height="0.801cm" fo:min-width="1.801cm"/>
    </style:style>
    <style:style style:name="gr14" style:family="graphic" style:parent-style-name="Link">
      <style:graphic-properties draw:textarea-vertical-align="bottom"/>
    </style:style>
    <style:style style:name="gr15" style:family="graphic" style:parent-style-name="Threat">
      <style:graphic-properties draw:textarea-vertical-align="bottom"/>
    </style:style>
    <style:style style:name="gr16" style:family="graphic" style:parent-style-name="Threat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color="#657b83" fo:font-size="12pt"/>
    </style:style>
    <style:style style:name="P4" style:family="paragraph">
      <loext:graphic-properties draw:fill="none"/>
      <style:paragraph-properties fo:text-align="center"/>
      <style:text-properties fo:color="#268bd2" fo:font-size="12pt"/>
    </style:style>
    <style:style style:name="P5" style:family="paragraph">
      <loext:graphic-properties draw:fill="none"/>
      <style:paragraph-properties fo:text-align="center"/>
      <style:text-properties fo:color="#4a8e00" fo:font-size="12pt"/>
    </style:style>
    <style:style style:name="P6" style:family="paragraph">
      <loext:graphic-properties draw:fill="none"/>
      <style:paragraph-properties fo:text-align="center"/>
      <style:text-properties fo:color="#dc322f" fo:font-size="12pt"/>
    </style:style>
    <style:style style:name="P7" style:family="paragraph">
      <style:paragraph-properties fo:text-align="start"/>
    </style:style>
    <style:style style:name="P8" style:family="paragraph">
      <style:paragraph-properties fo:text-align="end"/>
    </style:style>
    <style:style style:name="T1" style:family="text">
      <style:text-properties fo:font-size="12pt"/>
    </style:style>
    <style:style style:name="T2" style:family="text">
      <style:text-properties fo:color="#dc322f" fo:font-size="12pt"/>
    </style:style>
    <style:style style:name="T3" style:family="text">
      <style:text-properties fo:color="#657b83" fo:font-size="12pt"/>
    </style:style>
    <style:style style:name="T4" style:family="text">
      <style:text-properties fo:color="#268bd2" fo:font-size="12pt"/>
    </style:style>
    <style:style style:name="T5" style:family="text">
      <style:text-properties fo:color="#4a8e00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1" draw:id="id1">
          <draw:custom-shape draw:style-name="gr1" draw:text-style-name="P1" draw:layer="layout" svg:width="0.9cm" svg:height="0.9cm" svg:x="1.9cm" svg:y="1.599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7cm" svg:y="2.49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2.3cm" svg:y="2.49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2.55cm" svg:y="2.649cm">
              <text:p text:style-name="P1">6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95cm" svg:y="2.649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4" draw:text-style-name="P1" draw:layer="layout" draw:line-skew="0cm -0.175cm" svg:x1="2.4cm" svg:y1="3.099cm" svg:x2="1.7cm" svg:y2="2.349cm" draw:start-shape="id1" draw:start-glue-point="2" draw:end-shape="id1" draw:end-glue-point="3" svg:d="M2400 3099v526h-1400v-1276h700" svg:viewBox="0 0 1401 1277">
          <text:p text:style-name="P1"><text:s/>7<text:tab/></text:p>
        </draw:connector>
        <draw:connector draw:style-name="gr5" draw:text-style-name="P1" draw:layer="layout" draw:line-skew="0cm -0.1cm" svg:x1="3.1cm" svg:y1="2.349cm" svg:x2="2.4cm" svg:y2="1.599cm" draw:start-shape="id1" draw:start-glue-point="1" draw:end-shape="id1" draw:end-glue-point="0" svg:d="M3100 2349h526v-1350h-1226v600" svg:viewBox="0 0 1227 1351">
          <text:p text:style-name="P1"><text:tab/>☠ <text:s text:c="4"/></text:p>
          <text:p text:style-name="P1"/>
        </draw:connector>
        <draw:custom-shape draw:style-name="gr6" draw:text-style-name="P1" draw:layer="layout" svg:width="0.9cm" svg:height="0.9cm" svg:x="2.199cm" svg:y="3.9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9cm" svg:height="0.9cm" svg:x="1.2cm" svg:y="3.901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2.7cm" svg:y1="1.88cm" svg:x2="4.1cm" svg:y2="1.88cm">
          <text:p text:style-name="P1"><text:span text:style-name="T1"><text:tab/></text:span><text:span text:style-name="T1"> <text:s text:c="15"/></text:span><text:span text:style-name="T2">action</text:span></text:p>
        </draw:line>
        <draw:line draw:style-name="gr9" draw:text-style-name="P3" draw:layer="layout" svg:x1="3.6cm" svg:y1="1.3cm" svg:x2="4.1cm" svg:y2="1.3cm">
          <text:p text:style-name="P1"><text:span text:style-name="T3"><text:tab/></text:span><text:span text:style-name="T3"><text:tab/></text:span><text:span text:style-name="T3"><text:tab/></text:span><text:span text:style-name="T3"> <text:s text:c="6"/></text:span><text:span text:style-name="T3">ordering constraint</text:span></text:p>
        </draw:line>
        <draw:line draw:style-name="gr9" draw:text-style-name="P3" draw:layer="layout" svg:x1="2.4cm" svg:y1="3.62cm" svg:x2="4.1cm" svg:y2="3.62cm">
          <text:p text:style-name="P1"><text:span text:style-name="T3"><text:tab/></text:span><text:span text:style-name="T3"><text:tab/></text:span><text:span text:style-name="T3"><text:tab/></text:span><text:span text:style-name="T3"> <text:s text:c="2"/></text:span><text:span text:style-name="T3">causal link</text:span></text:p>
        </draw:line>
        <draw:line draw:style-name="gr10" draw:text-style-name="P4" draw:layer="layout" svg:x1="2.9cm" svg:y1="2.5cm" svg:x2="4.1cm" svg:y2="2.5cm">
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 <text:s text:c="7"/></text:span><text:span text:style-name="T4">preconditions | effects</text:span></text:p>
        </draw:line>
        <draw:line draw:style-name="gr11" draw:text-style-name="P5" draw:layer="layout" svg:x1="1.3cm" svg:y1="3cm" svg:x2="4.1cm" svg:y2="3cm">
          <text:p text:style-name="P1"><text:span text:style-name="T5"><text:tab/></text:span><text:span text:style-name="T5"><text:tab/></text:span><text:span text:style-name="T5"><text:tab/></text:span><text:span text:style-name="T5"> <text:s text:c="6"/></text:span><text:span text:style-name="T5">fluents</text:span></text:p>
        </draw:line>
        <draw:line draw:style-name="gr8" draw:text-style-name="P6" draw:layer="layout" svg:x1="3.1cm" svg:y1="4.2cm" svg:x2="4.1cm" svg:y2="4.2cm">
          <text:p text:style-name="P1"><text:span text:style-name="T2"><text:tab/></text:span><text:span text:style-name="T2"><text:tab/></text:span><text:span text:style-name="T2"><text:tab/></text:span><text:span text:style-name="T2"> <text:s text:c="8"/></text:span><text:span text:style-name="T2">initial state | goal</text:span></text:p>
        </draw:line>
      </draw:page>
      <draw:page draw:name="page2" draw:style-name="dp1" draw:master-page-name="Standard">
        <draw:g>
          <draw:custom-shape draw:style-name="gr1" draw:text-style-name="P1" draw:layer="layout" svg:width="0.9cm" svg:height="0.9cm" svg:x="3.4cm" svg:y="3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3.2cm" svg:y="3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8cm" svg:y="3.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4.05cm" svg:y="4.0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3.45cm" svg:y="4.0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5.3cm" svg:y="4.8cm">
            <text:p text:style-name="P1">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5.1cm" svg:y="5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5.7cm" svg:y="5.7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95cm" svg:y="5.8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5.35cm" svg:y="5.8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1.4cm" svg:y="4.8cm">
            <text:p text:style-name="P1">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2cm" svg:y="5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1.8cm" svg:y="5.7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2.05cm" svg:y="5.85cm">
              <text:p text:style-name="P1">-8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45cm" svg:y="5.85cm">
              <text:p text:style-name="P1">7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2.9cm" svg:y="4.8cm">
            <text:p text:style-name="P1">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2.8cm" svg:y="5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4cm" svg:y="5.7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65cm" svg:y="5.85cm">
              <text:p text:style-name="P1">-7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3.05cm" svg:y="5.85cm">
              <text:p text:style-name="P1">8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1.4cm" svg:y="3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2cm" svg:y="3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1.8cm" svg:y="3.9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2.05cm" svg:y="4.0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45cm" svg:y="4.0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2.45cm" svg:y="4.0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6.4cm" svg:y="6.5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5.9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6.5cm" svg:y="7.4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6.75cm" svg:y="7.55cm">
              <text:p text:style-name="P1">-2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6.15cm" svg:y="7.55cm">
              <text:p text:style-name="P1">7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7.15cm" svg:y="7.5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1.3cm" svg:y="6.5cm">
            <text:p text:style-name="P1">u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2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.45cm" svg:y="7.5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7" draw:text-style-name="P1" draw:layer="layout" svg:width="0.9cm" svg:height="0.9cm" svg:x="1.5cm" svg:y="1.1cm">
            <text:p text:style-name="P1">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1" draw:layer="layout" svg:width="1.2cm" svg:height="0.6cm" svg:x="1.2cm" svg:y="2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.45cm" svg:y="2.1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85cm" svg:y="2.1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" draw:text-style-name="P1" draw:layer="layout" svg:width="0.9cm" svg:height="0.9cm" svg:x="4.1cm" svg:y="1.1cm">
            <text:p text:style-name="P1">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3" draw:text-style-name="P1" draw:layer="layout" svg:width="2cm" svg:height="0.6cm" svg:x="3.5cm" svg:y="2cm">
              <text:p text:style-name="P1">pre</text:p>
              <draw:enhanced-geometry svg:viewBox="0 0 21600 21600" draw:mirror-horizontal="false" draw:mirror-vertical="false" draw:text-areas="0 0 21600 21600" draw:type="chevron" draw:modifiers="19376.3118440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75cm" svg:y="2.1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15cm" svg:y="2.1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55cm" svg:y="2.1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95cm" svg:y="2.15cm">
              <text:p text:style-name="P1">6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2.717cm" svg:y="6.5cm">
            <text:p text:style-name="P1">v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2.517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117cm" svg:y="7.4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367cm" svg:y="7.5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2.767cm" svg:y="7.5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4.9cm" svg:y="3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4.7cm" svg:y="3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5.3cm" svg:y="3.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55cm" svg:y="4.05cm">
              <text:p text:style-name="P1">6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95cm" svg:y="4.0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4.434cm" svg:y="6.5cm">
            <text:p text:style-name="P1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4.234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4.834cm" svg:y="7.4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084cm" svg:y="7.5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484cm" svg:y="7.55cm">
              <text:p text:style-name="P1">9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3" draw:style-name="dp1" draw:master-page-name="Standard">
        <draw:g xml:id="id10" draw:id="id10">
          <draw:custom-shape draw:style-name="gr1" draw:text-style-name="P1" draw:layer="layout" svg:width="0.9cm" svg:height="0.9cm" svg:x="4.601cm" svg:y="1.1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4.401cm" svg:y="2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5.001cm" svg:y="2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251cm" svg:y="2.1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651cm" svg:y="2.1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connector draw:style-name="Link" draw:text-style-name="P1" draw:layer="layout" svg:x1="2.3cm" svg:y1="2.45cm" svg:x2="4.4cm" svg:y2="3.25cm" draw:start-shape="id2" draw:start-glue-point="1" draw:end-shape="id3" draw:end-glue-point="6" svg:d="M2300 2450h1076v800h1024" svg:viewBox="0 0 2101 801">
          <text:p text:style-name="P1">1<text:tab/></text:p>
        </draw:connector>
        <draw:g xml:id="id7" draw:id="id7">
          <draw:custom-shape draw:style-name="gr1" draw:text-style-name="P1" draw:layer="layout" svg:width="0.9cm" svg:height="0.9cm" svg:x="9cm" svg:y="3.4cm">
            <text:p text:style-name="P1">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8.8cm" svg:y="4.3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9.4cm" svg:y="4.3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9.65cm" svg:y="4.4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9.05cm" svg:y="4.4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 xml:id="id8" draw:id="id8">
          <draw:custom-shape draw:style-name="gr1" draw:text-style-name="P1" xml:id="id3" draw:id="id3" draw:layer="layout" svg:width="0.9cm" svg:height="0.9cm" svg:x="4.4cm" svg:y="2.8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4" draw:id="id4">
            <draw:custom-shape draw:style-name="gr2" draw:text-style-name="P1" draw:layer="layout" svg:width="0.8cm" svg:height="0.6cm" svg:x="4.2cm" svg:y="3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4.8cm" svg:y="3.7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05cm" svg:y="3.8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45cm" svg:y="3.8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5.45cm" svg:y="3.8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 xml:id="id2" draw:id="id2">
          <draw:custom-shape draw:style-name="gr7" draw:text-style-name="P1" draw:layer="layout" svg:width="0.9cm" svg:height="0.9cm" svg:x="1.4cm" svg:y="1.7cm">
            <text:p text:style-name="P1">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1" draw:layer="layout" svg:width="1.2cm" svg:height="0.6cm" svg:x="1.1cm" svg:y="2.6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.35cm" svg:y="2.7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75cm" svg:y="2.7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 xml:id="id5" draw:id="id5">
          <draw:custom-shape draw:style-name="gr6" draw:text-style-name="P1" draw:layer="layout" svg:width="0.9cm" svg:height="0.9cm" svg:x="12.4cm" svg:y="5.4cm">
            <text:p text:style-name="P1">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3" draw:text-style-name="P1" draw:layer="layout" svg:width="2cm" svg:height="0.6cm" svg:x="11.8cm" svg:y="6.3cm">
              <text:p text:style-name="P1">pre</text:p>
              <draw:enhanced-geometry svg:viewBox="0 0 21600 21600" draw:mirror-horizontal="false" draw:mirror-vertical="false" draw:text-areas="0 0 21600 21600" draw:type="chevron" draw:modifiers="19376.3118440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2.05cm" svg:y="6.4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2.45cm" svg:y="6.4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2.85cm" svg:y="6.4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3.25cm" svg:y="6.45cm">
              <text:p text:style-name="P1">6</text:p>
              <draw:enhanced-geometry svg:viewBox="0 0 21600 21600" draw:type="rectangle" draw:enhanced-path="M 0 0 L 21600 0 21600 21600 0 21600 0 0 Z N"/>
            </draw:custom-shape>
          </draw:g>
        </draw:g>
        <draw:g xml:id="id6" draw:id="id6">
          <draw:custom-shape draw:style-name="gr1" draw:text-style-name="P1" draw:layer="layout" svg:width="0.9cm" svg:height="0.9cm" svg:x="7.4cm" svg:y="1.1cm">
            <text:p text:style-name="P1">v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7.2cm" svg:y="2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7.8cm" svg:y="2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8.05cm" svg:y="2.1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7.45cm" svg:y="2.1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 xml:id="id9" draw:id="id9">
          <draw:custom-shape draw:style-name="gr1" draw:text-style-name="P1" draw:layer="layout" svg:width="0.9cm" svg:height="0.9cm" svg:x="6.1cm" svg:y="4.3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5.9cm" svg:y="5.2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6.5cm" svg:y="5.2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6.75cm" svg:y="5.35cm">
              <text:p text:style-name="P1">6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6.15cm" svg:y="5.3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4" draw:text-style-name="P7" draw:layer="layout" svg:x1="5.1cm" svg:y1="4.3cm" svg:x2="11.8cm" svg:y2="6.15cm" draw:start-shape="id4" draw:start-glue-point="2" draw:end-shape="id5" draw:end-glue-point="3" svg:d="M5100 4300v1850h6700" svg:viewBox="0 0 6701 1851">
          <text:p text:style-name="P7">3<text:tab/></text:p>
        </draw:connector>
        <draw:connector draw:style-name="gr4" draw:text-style-name="P8" draw:layer="layout" draw:line-skew="0.399cm" svg:x1="8.6cm" svg:y1="1.85cm" svg:x2="11.8cm" svg:y2="6.15cm" draw:start-shape="id6" draw:end-shape="id5" svg:d="M8600 1850h2000v4300h1200" svg:viewBox="0 0 3201 4301">
          <text:p text:style-name="P8">4<text:tab/></text:p>
        </draw:connector>
        <draw:connector draw:style-name="gr4" draw:text-style-name="P7" draw:layer="layout" svg:x1="9.5cm" svg:y1="4.9cm" svg:x2="11.8cm" svg:y2="6.15cm" draw:start-shape="id7" draw:start-glue-point="2" draw:end-shape="id5" draw:end-glue-point="3" svg:d="M9500 4900v1250h2300" svg:viewBox="0 0 2301 1251">
          <text:p text:style-name="P7">-5<text:tab/></text:p>
        </draw:connector>
        <draw:connector draw:style-name="gr15" draw:text-style-name="P7" draw:layer="layout" draw:line-skew="-0.401cm" svg:x1="6cm" svg:y1="3.55cm" svg:x2="8.8cm" svg:y2="4.15cm" draw:start-shape="id8" draw:start-glue-point="1" draw:end-shape="id7" svg:d="M6000 3550h1000v600h1800" svg:viewBox="0 0 2801 601">
          <text:p text:style-name="P7"><text:tab/>☠<text:tab/><text:tab/><text:tab/> <text:s text:c="4"/></text:p>
          <text:p text:style-name="P1"/>
        </draw:connector>
        <draw:connector draw:style-name="gr4" draw:text-style-name="P7" draw:layer="layout" draw:line-skew="-1.651cm" svg:x1="7.3cm" svg:y1="5.05cm" svg:x2="11.8cm" svg:y2="6.15cm" draw:start-shape="id9" draw:start-glue-point="1" draw:end-shape="id5" draw:end-glue-point="3" svg:d="M7300 5050h600v1100h3900" svg:viewBox="0 0 4501 1101">
          <text:p text:style-name="P7">6<text:tab/></text:p>
        </draw:connector>
        <draw:connector draw:style-name="gr4" draw:text-style-name="P1" draw:layer="layout" svg:x1="5.801cm" svg:y1="1.85cm" svg:x2="7.2cm" svg:y2="1.85cm" draw:start-shape="id10" draw:start-glue-point="1" draw:end-shape="id6" svg:d="M5801 1850h1399" svg:viewBox="0 0 1400 1">
          <text:p text:style-name="P1"/>
          <text:p text:style-name="P1">4<text:tab/></text:p>
        </draw:connector>
        <draw:connector draw:style-name="gr4" draw:text-style-name="P1" draw:layer="layout" svg:x1="7.9cm" svg:y1="2.6cm" svg:x2="8.8cm" svg:y2="4.15cm" draw:start-shape="id6" draw:start-glue-point="2" draw:end-shape="id7" draw:end-glue-point="3" svg:d="M7900 2600v1550h900" svg:viewBox="0 0 901 1551">
          <text:p text:style-name="P1"><text:s text:c="3"/>4<text:tab/></text:p>
        </draw:connector>
        <draw:connector draw:style-name="gr14" draw:text-style-name="P7" draw:layer="layout" svg:x1="5.1cm" svg:y1="4.3cm" svg:x2="5.9cm" svg:y2="5.05cm" draw:start-shape="id8" draw:start-glue-point="2" draw:end-shape="id9" draw:end-glue-point="3" svg:d="M5100 4300v750h800" svg:viewBox="0 0 801 751">
          <text:p text:style-name="P7">5</text:p>
        </draw:connector>
        <draw:connector draw:style-name="gr16" draw:text-style-name="P7" draw:layer="layout" draw:line-skew="-0.651cm" svg:x1="7.3cm" svg:y1="5.05cm" svg:x2="8.8cm" svg:y2="4.15cm" draw:start-shape="id9" draw:start-glue-point="1" draw:end-shape="id7" draw:end-glue-point="3" svg:d="M7300 5050h100v-900h1400" svg:viewBox="0 0 1501 901">
          <text:p text:style-name="P7">☠ <text:s text:c="4"/></text:p>
          <text:p text:style-name="P7"/>
        </draw:connector>
        <draw:connector draw:style-name="gr4" draw:text-style-name="P1" draw:layer="layout" svg:x1="2.3cm" svg:y1="2.45cm" svg:x2="4.401cm" svg:y2="1.85cm" draw:start-shape="id2" draw:start-glue-point="1" draw:end-shape="id10" svg:d="M2300 2450h1064v-600h1037" svg:viewBox="0 0 2102 601">
          <text:p text:style-name="P1">2<text:tab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2" svg:font-family="Aller" style:font-adornments="Normal" style:font-pitch="variable"/>
    <style:font-face style:name="Aller Display2" svg:font-family="'Aller Display'" style:font-adornments="Normal" style:font-pitch="variable"/>
    <style:font-face style:name="Aller" svg:font-family="Aller" style:font-family-generic="roman" style:font-pitch="variable"/>
    <style:font-face style:name="Aller1" svg:font-family="Aller" style:font-adornments="Normal" style:font-family-generic="roman" style:font-pitch="variable"/>
    <style:font-face style:name="Aller Display" svg:font-family="'Aller Display'" style:font-family-generic="roman" style:font-pitch="variable"/>
    <style:font-face style:name="Aller Display1" svg:font-family="'Aller Display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657b8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ller2" fo:font-family="Aller" style:font-style-name="Normal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textbody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textbody">
      <style:graphic-properties draw:stroke="none" draw:fill="none"/>
      <style:paragraph-properties fo:margin-left="0cm" fo:margin-right="0cm" fo:text-indent="0.6cm"/>
    </style:style>
    <style:style style:name="title" style:family="graphic" style:parent-style-name="headline">
      <style:graphic-properties draw:stroke="none" draw:fill="none"/>
      <style:text-properties fo:font-size="44pt"/>
    </style:style>
    <style:style style:name="title1" style:family="graphic" style:parent-style-name="headline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headline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ction" style:family="graphic" style:parent-style-name="Planning">
      <style:graphic-properties draw:stroke="none" svg:stroke-width="0.1cm" svg:stroke-color="#dc322f" draw:marker-start-width="0.35cm" draw:marker-end-width="0.35cm" draw:fill-color="#dc322f" draw:fill-image-width="0cm" draw:fill-image-height="0cm" draw:textarea-vertical-align="middle" fo:padding-top="0.1cm" fo:padding-bottom="0.1cm" fo:padding-left="0.1cm" fo:padding-right="0.1cm"/>
      <style:paragraph-properties>
        <style:tab-stops/>
      </style:paragraph-properties>
      <style:text-properties fo:color="#ffffff"/>
    </style:style>
    <style:style style:name="Planning" style:family="graphic" style:parent-style-name="standard"/>
    <style:style style:name="Initial" style:family="graphic" style:parent-style-name="Action">
      <style:graphic-properties draw:stroke="solid" draw:stroke-dash="Fine_20_Dashed" svg:stroke-color="#dc322f" draw:fill="none"/>
      <style:text-properties fo:color="#dc322f"/>
    </style:style>
    <style:style style:name="State" style:family="graphic" style:parent-style-name="Planning">
      <style:graphic-properties draw:stroke="none" svg:stroke-width="0.1cm" svg:stroke-color="#268bd2" draw:marker-start-width="0.35cm" draw:marker-end-width="0.35cm" draw:fill-color="#268bd2" draw:fill-image-width="0cm" draw:fill-image-height="0cm" draw:textarea-vertical-align="middle" fo:padding-top="0.1cm" fo:padding-bottom="0.1cm" fo:padding-left="0.1cm" fo:padding-right="0.1cm"/>
    </style:style>
    <style:style style:name="Goal" style:family="graphic" style:parent-style-name="Action">
      <style:graphic-properties draw:stroke="dash" draw:stroke-dash="Fine_20_Dashed" svg:stroke-color="#dc322f" draw:fill="none" draw:textarea-vertical-align="middle" fo:padding-top="0.1cm" fo:padding-bottom="0.1cm" fo:padding-left="0.1cm" fo:padding-right="0.1cm"/>
      <style:text-properties fo:color="#dc322f"/>
    </style:style>
    <style:style style:name="Preconditions_20_Effects" style:display-name="Preconditions Effects" style:family="graphic" style:parent-style-name="State">
      <style:graphic-properties draw:stroke="solid" svg:stroke-width="0.05cm" draw:marker-start-width="0.28cm" draw:marker-end-width="0.28cm" draw:fill="none" draw:fill-gradient-name="Gradient_20_2" draw:fill-hatch-name="Hatching_20_1" draw:fill-image-name="Bitmap_20_1" draw:textarea-horizontal-align="left" draw:textarea-vertical-align="top" draw:fit-to-size="false" fo:padding-top="-0.3cm"/>
      <style:text-properties fo:color="#268bd2" style:text-outline="true" style:font-name="Aller Display2" fo:font-family="'Aller Display'" style:font-style-name="Normal" style:font-pitch="variable" fo:font-size="8pt"/>
    </style:style>
    <style:style style:name="Fluent" style:family="graphic" style:parent-style-name="Planning">
      <style:graphic-properties draw:stroke="none" draw:fill-color="#4a8e00" draw:textarea-vertical-align="middle" fo:padding-top="0.1cm" fo:padding-bottom="0.1cm" fo:padding-left="0.1cm" fo:padding-right="0.1cm"/>
      <style:text-properties fo:color="#ffffff" style:font-name="Aller Display2" fo:font-family="'Aller Display'" style:font-style-name="Normal" style:font-pitch="variable" fo:font-size="12pt"/>
    </style:style>
    <style:style style:name="Link" style:family="graphic" style:parent-style-name="Planning">
      <style:graphic-properties svg:stroke-width="0.08cm" svg:stroke-color="#657b83" draw:marker-start-width="0.32cm" draw:marker-end="Arrow" draw:marker-end-width="0.32cm"/>
      <style:text-properties fo:color="#4a8e00" style:font-name="Aller Display2" fo:font-family="'Aller Display'" style:font-style-name="Normal" style:font-pitch="variable" fo:font-size="12pt"/>
    </style:style>
    <style:style style:name="Threat" style:family="graphic" style:parent-style-name="Link">
      <style:text-properties fo:color="#dc322f" style:font-name="Aller2" fo:font-family="Aller" style:font-style-name="Normal" style:font-pitch="variab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GRÉA</meta:initial-creator>
    <meta:creation-date>2015-11-09T14:09:23.653334530</meta:creation-date>
    <dc:date>2015-11-10T12:57:07.660208860</dc:date>
    <dc:creator>Antoine GRÉA</dc:creator>
    <meta:editing-duration>PT1H26M21S</meta:editing-duration>
    <meta:editing-cycles>17</meta:editing-cycles>
    <meta:generator>LibreOffice/5.0.3.2$Linux_X86_64 LibreOffice_project/00m0$Build-2</meta:generator>
    <meta:document-statistic meta:object-count="162"/>
  </office:meta>
</office:document-meta>
</file>